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 fo:text-align="justify"/>
    </style:style>
  </office:automatic-styles>
  <office:body>
    <office:text>
      <text:p text:style-name="P1">PREPARATORY</text:p>
      <text:p text:style-name="P1">SUBJECT: Dynastic Pruning, hail to the president of anarchy and the king of revolutions!</text:p>
      <text:p text:style-name="P1">##</text:p>
      <text:p text:style-name="P1">CHARACTERS:</text:p>
      <text:p text:style-name="P1"/>
      <text:p text:style-name="P1">##</text:p>
      <text:p text:style-name="P1">PLOT:</text:p>
      <text:p text:style-name="P1"/>
      <text:p text:style-name="P1">##</text:p>
      <text:p text:style-name="P1">SETTING:</text:p>
    </office:text>
  </office:body>
</office:document-content>
</file>

<file path=styles.xml><?xml version="1.0" encoding="utf-8"?>
<office:document-styles xmlns:office="urn:oasis:names:tc:opendocument:xmlns:office:1.0" office:version="1.2"/>
</file>